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Segoe-UI" svg:font-family="Segoe-UI"/>
    <style:font-face style:name="sans-serif" svg:font-family="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b5f7" officeooo:paragraph-rsid="0004b5f7"/>
    </style:style>
    <style:style style:name="P2" style:family="paragraph" style:parent-style-name="Standard">
      <style:paragraph-properties fo:text-align="start" style:justify-single-word="false"/>
      <style:text-properties officeooo:paragraph-rsid="0004b5f7"/>
    </style:style>
    <style:style style:name="P3" style:family="paragraph" style:parent-style-name="Standard">
      <style:paragraph-properties fo:text-align="start" style:justify-single-word="false"/>
      <style:text-properties officeooo:paragraph-rsid="0006591f"/>
    </style:style>
    <style:style style:name="P4" style:family="paragraph" style:parent-style-name="Standard">
      <style:paragraph-properties fo:text-align="start" style:justify-single-word="false"/>
      <style:text-properties officeooo:paragraph-rsid="000674f0"/>
    </style:style>
    <style:style style:name="P5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officeooo:rsid="0004b5f7" officeooo:paragraph-rsid="0004b5f7"/>
    </style:style>
    <style:style style:name="P6" style:family="paragraph" style:parent-style-name="Standard">
      <style:paragraph-properties fo:text-align="start" style:justify-single-word="false"/>
      <style:text-properties fo:color="#000000" officeooo:rsid="0004b5f7" officeooo:paragraph-rsid="0004b5f7"/>
    </style:style>
    <style:style style:name="P7" style:family="paragraph" style:parent-style-name="Standard">
      <style:paragraph-properties fo:text-align="start" style:justify-single-word="false"/>
      <style:text-properties fo:color="#000000" officeooo:rsid="0006591f" officeooo:paragraph-rsid="0006591f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sans-serif" fo:font-size="10.1999998092651pt" fo:letter-spacing="normal" fo:font-style="normal" fo:font-weight="normal" officeooo:rsid="000674f0" officeooo:paragraph-rsid="0006591f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sans-serif" fo:font-size="10.1999998092651pt" fo:letter-spacing="normal" fo:font-style="normal" fo:font-weight="normal" officeooo:rsid="000674f0" officeooo:paragraph-rsid="000674f0"/>
    </style:style>
    <style:style style:name="P10" style:family="paragraph" style:parent-style-name="Text_20_body">
      <style:paragraph-properties fo:text-align="start" style:justify-single-word="false"/>
      <style:text-properties fo:font-variant="normal" fo:text-transform="none" fo:color="#64676e" style:font-name="Segoe-UI" fo:font-size="10.8500003814697pt" fo:letter-spacing="normal" fo:font-style="normal" fo:font-weight="normal" officeooo:paragraph-rsid="0004b5f7"/>
    </style:style>
    <style:style style:name="T1" style:family="text">
      <style:text-properties officeooo:rsid="0004b5f7"/>
    </style:style>
    <style:style style:name="T2" style:family="text">
      <style:text-properties fo:color="#c9211e" officeooo:rsid="0004b5f7"/>
    </style:style>
    <style:style style:name="T3" style:family="text">
      <style:text-properties fo:color="#c9211e" officeooo:rsid="0006591f"/>
    </style:style>
    <style:style style:name="T4" style:family="text">
      <style:text-properties fo:color="#c9211e" style:font-name="sans-serif" fo:font-size="10.1999998092651pt" officeooo:rsid="000674f0"/>
    </style:style>
    <style:style style:name="T5" style:family="text">
      <style:text-properties fo:color="#000000" officeooo:rsid="0004b5f7"/>
    </style:style>
    <style:style style:name="T6" style:family="text">
      <style:text-properties fo:color="#000000" officeooo:rsid="0006591f"/>
    </style:style>
    <style:style style:name="T7" style:family="text">
      <style:text-properties fo:color="#000000" officeooo:rsid="000674f0"/>
    </style:style>
    <style:style style:name="T8" style:family="text">
      <style:text-properties fo:color="#000000" style:font-name="sans-serif" fo:font-size="10.1999998092651pt" officeooo:rsid="000674f0"/>
    </style:style>
    <style:style style:name="T9" style:family="text">
      <style:text-properties fo:color="#000000" style:font-name="sans-serif" fo:font-size="10.1999998092651pt" style:text-underline-style="solid" style:text-underline-width="auto" style:text-underline-color="font-color" officeooo:rsid="000674f0"/>
    </style:style>
    <style:style style:name="T10" style:family="text">
      <style:text-properties fo:color="#000000" style:font-name="sans-serif" fo:font-size="10.1999998092651pt" officeooo:rsid="0007b4c3"/>
    </style:style>
    <style:style style:name="T11" style:family="text">
      <style:text-properties fo:color="#000000" style:font-name="sans-serif" fo:font-size="10.1999998092651pt" officeooo:rsid="00097d26"/>
    </style:style>
    <style:style style:name="T12" style:family="text">
      <style:text-properties fo:color="#000000" style:font-name="sans-serif" fo:font-size="20pt" officeooo:rsid="000674f0" style:font-size-asian="20pt" style:font-size-complex="20pt"/>
    </style:style>
    <style:style style:name="T13" style:family="text">
      <style:text-properties fo:color="#000000" style:font-name="sans-serif" fo:font-size="20pt" style:text-underline-style="solid" style:text-underline-width="auto" style:text-underline-color="font-color" officeooo:rsid="000674f0" style:font-size-asian="20pt" style:font-size-complex="20pt"/>
    </style:style>
    <style:style style:name="T14" style:family="text">
      <style:text-properties fo:color="#000000" style:font-name="sans-serif" fo:font-size="15pt" style:text-underline-style="solid" style:text-underline-width="auto" style:text-underline-color="font-color" officeooo:rsid="000674f0" style:font-size-asian="15pt" style:font-size-complex="15pt"/>
    </style:style>
    <style:style style:name="T15" style:family="text">
      <style:text-properties fo:font-variant="normal" fo:text-transform="none" fo:color="#000000" style:font-name="sans-serif" fo:font-size="10.1999998092651pt" fo:letter-spacing="normal" fo:font-style="normal" fo:font-weight="normal" officeooo:rsid="0006591f"/>
    </style:style>
    <style:style style:name="T16" style:family="text">
      <style:text-properties fo:font-variant="normal" fo:text-transform="none" fo:color="#000000" style:font-name="sans-serif" fo:font-size="10.1999998092651pt" fo:letter-spacing="normal" fo:font-style="normal" fo:font-weight="normal" officeooo:rsid="000674f0"/>
    </style:style>
    <style:style style:name="T17" style:family="text">
      <style:text-properties fo:font-variant="normal" fo:text-transform="none" fo:color="#000000" style:font-name="sans-serif" fo:font-size="10.1999998092651pt" fo:letter-spacing="normal" fo:font-style="normal" fo:font-weight="normal" officeooo:rsid="0004b5f7"/>
    </style:style>
    <style:style style:name="T18" style:family="text">
      <style:text-properties fo:font-variant="normal" fo:text-transform="none" fo:color="#c9211e" style:font-name="sans-serif" fo:font-size="10.1999998092651pt" fo:letter-spacing="normal" fo:font-style="normal" fo:font-weight="normal" officeooo:rsid="0004b5f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bookmark text:name="p0"/><text:span text:style-name="T13">Plan de test </text:span><text:span text:style-name="T8"><text:line-break/><text:line-break/></text:span><text:bookmark text:name="p1"/><text:span text:style-name="T14">1.</text:span><text:bookmark text:name="p2"/><text:span text:style-name="T14"> Fonctionnalités du site</text:span><text:span text:style-name="T8"><text:line-break/></text:span><text:bookmark text:name="p3"/><text:span text:style-name="T8"><text:line-break/></text:span><text:bookmark text:name="p4"/><text:span text:style-name="T10">1- </text:span><text:span text:style-name="T8">Affichage de la liste des produits disponible en page d’accueil<text:line-break/></text:span><text:bookmark text:name="p120"/><text:span text:style-name="T4">Test </text:span><text:span text:style-name="T8">:</text:span><text:bookmark text:name="p6"/><text:span text:style-name="T8"> </text:span><text:bookmark text:name="110"/><text:span text:style-name="T8">Si Pas de réseau <text:line-break/></text:span><text:bookmark text:name="p121"/><text:span text:style-name="T4">Résultat </text:span><text:span text:style-name="T8">:</text:span><text:bookmark text:name="p119"/><text:span text:style-name="T8"> affichage d’une page d’erreur invitant à recharger la page <text:line-break/><text:line-break/></text:span><text:bookmark text:name="p126"/><text:span text:style-name="T10">2- </text:span><text:span text:style-name="T8">Zoom sur image au survol<text:line-break/></text:span><text:bookmark text:name="p122"/><text:span text:style-name="T4">Test </text:span><text:span text:style-name="T8">:</text:span><text:bookmark text:name="p11"/><text:span text:style-name="T8"> Passer la souris sur les différentes images <text:line-break/></text:span><text:bookmark text:name="p123"/><text:span text:style-name="T4">Résultat </text:span><text:span text:style-name="T8">:</text:span><text:bookmark text:name="p13"/><text:span text:style-name="T8"> l’image est </text:span><text:bookmark text:name="66"/><text:span text:style-name="T8">zoomer <text:line-break/><text:line-break/></text:span><text:bookmark text:name="p14"/><text:span text:style-name="T10">3- </text:span><text:span text:style-name="T8">Une page de redirection si aucun produit sélectionner <text:line-break/></text:span><text:bookmark text:name="p124"/><text:span text:style-name="T4">Test </text:span><text:span text:style-name="T8">:</text:span><text:bookmark text:name="p16"/><text:span text:style-name="T8"> aller directement sur l’onglet produits <text:line-break/></text:span><text:bookmark text:name="p125"/><text:span text:style-name="T4">Résultat </text:span><text:span text:style-name="T8">:</text:span><text:bookmark text:name="p127"/><text:span text:style-name="T8"> affichage d’une page d’erreur invitant à repartir vers la page d’accueil <text:line-break/><text:line-break/></text:span><text:bookmark text:name="p128"/><text:span text:style-name="T10">4- </text:span><text:span text:style-name="T8">Bouton de validation de produit grisé tant q aucune option choisit <text:line-break/></text:span><text:bookmark text:name="p129"/><text:span text:style-name="T4">Test </text:span><text:span text:style-name="T8">:</text:span><text:bookmark text:name="p130"/><text:span text:style-name="T8"> ne pas choisir de d’option et essayer de valider <text:line-break/></text:span><text:bookmark text:name="p131"/><text:span text:style-name="T4">Résultat </text:span><text:span text:style-name="T8">:</text:span><text:bookmark text:name="p23"/><text:span text:style-name="T8"> validation impossible, bouton reste grisé <text:line-break/><text:line-break/></text:span><text:bookmark text:name="p24"/><text:span text:style-name="T10">5- </text:span><text:span text:style-name="T8">Choix minimum d’un produit dans la page panier<text:line-break/></text:span><text:bookmark text:name="p132"/><text:span text:style-name="T4">Test </text:span><text:span text:style-name="T8">:</text:span><text:bookmark text:name="p133"/><text:span text:style-name="T8"> essayer de choisir 0 produit <text:line-break/></text:span><text:bookmark text:name="p135"/><text:span text:style-name="T4">Résultat </text:span><text:span text:style-name="T8">:</text:span><text:bookmark text:name="p134"/><text:span text:style-name="T8"> impossible de d’indiquer 0<text:line-break/><text:line-break/></text:span><text:bookmark text:name="p136"/><text:span text:style-name="T10">6- </text:span><text:span text:style-name="T8">Affichage du nombre total de produits dans le panier dans l’onglet caddie <text:line-break/></text:span><text:bookmark text:name="p137"/><text:span text:style-name="T4">Test </text:span><text:span text:style-name="T8">:</text:span><text:bookmark text:name="p31"/><text:span text:style-name="T8"> Ajouter 2 produits au panier <text:line-break/></text:span><text:bookmark text:name="p138"/><text:span text:style-name="T4">Résultat </text:span><text:span text:style-name="T8">:</text:span><text:bookmark text:name="p139"/><text:span text:style-name="T8"> le chiffre 2 doit </text:span><text:bookmark text:name="140"/><text:span text:style-name="T8">s‘afficher dans l’onglet caddie<text:line-break/><text:line-break/></text:span><text:bookmark text:name="p142"/><text:span text:style-name="T10">7- </text:span><text:span text:style-name="T8">Affichage du prix total selon l'article et quantité dans le panier <text:line-break/></text:span><text:bookmark text:name="p143"/><text:span text:style-name="T4">Test </text:span><text:span text:style-name="T8">:</text:span><text:bookmark text:name="p145"/><text:span text:style-name="T8"> ajouter 2 produit à 309 900 € <text:line-break/></text:span><text:bookmark text:name="p144"/><text:span text:style-name="T4">Résultat </text:span><text:span text:style-name="T8">:</text:span><text:bookmark text:name="p148"/><text:span text:style-name="T8"> le résultat doit être de 619 800 €.<text:line-break/><text:line-break/></text:span><text:bookmark text:name="p39"/><text:span text:style-name="T10">8- </text:span><text:span text:style-name="T8">Affichage d’une page de redirection si aucun produit dans le panier <text:line-break/></text:span><text:bookmark text:name="p149"/><text:span text:style-name="T4">Test </text:span><text:span text:style-name="T8">:</text:span><text:bookmark text:name="p41"/><text:span text:style-name="T8"> aller directement dans l’onglet mon panier sans choisir de produit <text:line-break/></text:span><text:bookmark text:name="p150"/><text:span text:style-name="T4">Résultat </text:span><text:span text:style-name="T8">:</text:span><text:bookmark text:name="p151"/><text:span text:style-name="T8"> une page de redirection nous invite à choisir un produit à la page d’accueil.</text:span><text:bookmark text:name="p152"/><text:span text:style-name="T8"> <text:line-break/><text:line-break/></text:span><text:bookmark text:name="p44"/><text:span text:style-name="T10">9- </text:span><text:span text:style-name="T8">Sauvegarde du panier en mémoire <text:line-break/></text:span><text:bookmark text:name="p153"/><text:span text:style-name="T4">Test </text:span><text:span text:style-name="T8">:</text:span><text:bookmark text:name="p158"/><text:span text:style-name="T8"> ajouter 2 produit au panier puis repartir sur la page d’accueil et revenir sur l’onglet panier<text:line-break/></text:span><text:bookmark text:name="p154"/><text:span text:style-name="T4">Résultat </text:span><text:span text:style-name="T8">:</text:span><text:bookmark text:name="p155"/><text:span text:style-name="T8"> les 2 articles </text:span><text:bookmark text:name="157"/><text:span text:style-name="T8">choisit doivent toujours être présent dans le panier.</text:span><text:bookmark text:name="p156"/><text:span text:style-name="T8"> <text:line-break/><text:line-break/></text:span><text:bookmark text:name="p49"/><text:span text:style-name="T10">10- </text:span><text:span text:style-name="T8">Vider le panier<text:line-break/></text:span><text:bookmark text:name="p159"/><text:span text:style-name="T4">Test </text:span><text:span text:style-name="T8">:</text:span><text:bookmark text:name="p161"/><text:span text:style-name="T8"> cliquer sur le bouton vidé mon panier<text:line-break/></text:span><text:bookmark text:name="p160"/><text:span text:style-name="T4">Résultat </text:span><text:span text:style-name="T8">:</text:span><text:bookmark text:name="p162"/><text:span text:style-name="T8"> le panier et vide et le nombre d’articles dans l’onglet caddie est supprimé<text:line-break/><text:line-break/></text:span><text:bookmark text:name="p163"/><text:span text:style-name="T10">11- </text:span><text:span text:style-name="T11">Une </text:span><text:span text:style-name="T8">Alerte pour confirmer la suppression du panier <text:line-break/></text:span><text:bookmark text:name="p164"/><text:span text:style-name="T4">Test </text:span><text:span text:style-name="T8">:</text:span><text:bookmark text:name="p168"/><text:span text:style-name="T8"> cliquer sur le bouton vidé mon panier<text:line-break/></text:span><text:bookmark text:name="p165"/><text:span text:style-name="T4">Résultat </text:span><text:span text:style-name="T8">:</text:span><text:bookmark text:name="p169"/><text:span text:style-name="T8"> un pop-up demandé de confirmer ou non la suppression du panier<text:line-break/><text:line-break/></text:span><text:bookmark text:name="p170"/><text:span text:style-name="T10">12- </text:span><text:span text:style-name="T8">Valider le panier en oubliant un champ au formulaire<text:line-break/></text:span><text:bookmark text:name="p171"/><text:span text:style-name="T4">Test </text:span><text:span text:style-name="T8">:</text:span><text:bookmark text:name="p172"/><text:span text:style-name="T8"> ne pas entrer d’e-mail<text:line-break/></text:span><text:bookmark text:name="p173"/><text:span text:style-name="T4">Résultat </text:span><text:span text:style-name="T8">:</text:span><text:bookmark text:name="p174"/><text:span text:style-name="T8"> un message d’erreur apparaît au bas du formulaire.</text:span></text:p>
      <text:p text:style-name="Text_20_body"><text:soft-page-break/><text:lin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Segoe-UI" svg:font-family="Segoe-UI"/>
    <style:font-face style:name="sans-serif" svg:font-family="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31T08:41:48.284023704</meta:creation-date>
    <dc:date>2020-06-07T14:23:54.000655421</dc:date>
    <meta:editing-duration>PT11M12S</meta:editing-duration>
    <meta:editing-cycles>3</meta:editing-cycles>
    <meta:generator>LibreOffice/6.4.3.2$MacOSX_X86_64 LibreOffice_project/747b5d0ebf89f41c860ec2a39efd7cb15b54f2d8</meta:generator>
    <meta:document-statistic meta:table-count="0" meta:image-count="0" meta:object-count="0" meta:page-count="2" meta:paragraph-count="2" meta:word-count="359" meta:character-count="2090" meta:non-whitespace-character-count="1696"/>
  </office:meta>
</office:document-meta>
</file>